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99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[.C10]/[.D10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84" calcext:value-type="float">
            <text:p>84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[.C11]/[.D11]" office:value-type="float" office:value="5.25" calcext:value-type="float">
            <text:p>5.25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2]/[.E12]" office:value-type="float" office:value="21.7142857142857" calcext:value-type="float">
            <text:p>22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3]/[.E11]" office:value-type="float" office:value="30.4761904761905" calcext:value-type="float">
            <text:p>30</text:p>
          </table:table-cell>
          <table:table-cell table:style-name="ce19" table:formula="of:=[.C13]/[.D13]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6" office:value-type="float" office:value="55" calcext:value-type="float">
            <text:p>55</text:p>
          </table:table-cell>
          <table:table-cell table:style-name="ce18" table:formula="of:=[.C14]/[.D14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4:38:49.59828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4.2$Linux_X86_64 LibreOffice_project/10m0$Build-2</meta:generator>
    <meta:editing-duration>PT2M36S</meta:editing-duration>
    <meta:editing-cycles>5</meta:editing-cycles>
    <meta:initial-creator>James Petts</meta:initial-creator>
    <dc:date>2017-02-11T14:41:27.531352731</dc:date>
    <dc:creator>James Petts</dc:creator>
    <meta:document-statistic meta:table-count="7" meta:cell-count="409" meta:object-count="0"/>
  </office:meta>
</office:document-meta>
</file>